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8244" officeooo:paragraph-rsid="000b8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14:11:37.414443182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4.3.3.2$Linux_X86_64 LibreOffice_project/430m0$Build-2</meta:generator>
  </office:meta>
</office:document-meta>
</file>